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1715b0" officeooo:paragraph-rsid="001715b0" style:font-size-asian="14pt" style:font-weight-asian="bold" style:font-size-complex="16pt" style:font-weight-complex="bold"/>
    </style:style>
    <style:style style:name="P2" style:family="paragraph" style:parent-style-name="Standard">
      <style:text-properties fo:font-size="16pt" fo:font-weight="bold" officeooo:rsid="001f635c" officeooo:paragraph-rsid="001f635c" style:font-size-asian="14pt" style:font-weight-asian="bold" style:font-size-complex="16pt" style:font-weight-complex="bold"/>
    </style:style>
    <style:style style:name="P3" style:family="paragraph" style:parent-style-name="Standard">
      <style:text-properties fo:font-size="16pt" fo:font-weight="bold" officeooo:rsid="0019b85c" officeooo:paragraph-rsid="0019b85c" style:font-size-asian="16pt" style:font-weight-asian="bold" style:font-size-complex="16pt" style:font-weight-complex="bold"/>
    </style:style>
    <style:style style:name="P4" style:family="paragraph" style:parent-style-name="Standard">
      <style:text-properties fo:font-size="16pt" fo:font-weight="bold" officeooo:rsid="001715b0" officeooo:paragraph-rsid="001715b0" style:font-size-asian="16pt" style:font-weight-asian="bold" style:font-size-complex="16pt" style:font-weight-complex="bold"/>
    </style:style>
    <style:style style:name="P5" style:family="paragraph" style:parent-style-name="Standard">
      <style:text-properties fo:font-size="16pt" fo:font-weight="bold" officeooo:rsid="001c30d6" officeooo:paragraph-rsid="001c30d6" style:font-size-asian="16pt" style:font-weight-asian="bold" style:font-size-complex="16pt" style:font-weight-complex="bold"/>
    </style:style>
    <style:style style:name="P6" style:family="paragraph" style:parent-style-name="Standard">
      <style:text-properties fo:font-size="16pt" fo:font-weight="bold" officeooo:rsid="0023cdfc" officeooo:paragraph-rsid="0023cdfc" style:font-size-asian="16pt" style:font-weight-asian="bold" style:font-size-complex="16pt" style:font-weight-complex="bold"/>
    </style:style>
    <style:style style:name="P7" style:family="paragraph" style:parent-style-name="Standard">
      <style:text-properties fo:font-size="12pt" fo:font-weight="normal" officeooo:rsid="001715b0" officeooo:paragraph-rsid="001715b0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1715b0" officeooo:paragraph-rsid="00195734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1715b0" officeooo:paragraph-rsid="001ba18e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fo:font-weight="normal" officeooo:rsid="001715b0" officeooo:paragraph-rsid="001bd597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size="12pt" fo:font-weight="normal" officeooo:rsid="001715b0" officeooo:paragraph-rsid="001d4b64" style:font-size-asian="10.5pt" style:font-weight-asian="normal" style:font-size-complex="12pt" style:font-weight-complex="normal"/>
    </style:style>
    <style:style style:name="P12" style:family="paragraph" style:parent-style-name="Standard">
      <style:text-properties fo:font-size="12pt" fo:font-weight="normal" officeooo:rsid="0019b85c" officeooo:paragraph-rsid="0019b85c" style:font-size-asian="10.5pt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normal" officeooo:rsid="0019b85c" officeooo:paragraph-rsid="001ba18e" style:font-size-asian="10.5pt" style:font-weight-asian="normal" style:font-size-complex="12pt" style:font-weight-complex="normal"/>
    </style:style>
    <style:style style:name="P14" style:family="paragraph" style:parent-style-name="Standard">
      <style:text-properties fo:font-size="12pt" fo:font-weight="normal" officeooo:rsid="0019b85c" officeooo:paragraph-rsid="001bd597" style:font-size-asian="10.5pt" style:font-weight-asian="normal" style:font-size-complex="12pt" style:font-weight-complex="normal"/>
    </style:style>
    <style:style style:name="P15" style:family="paragraph" style:parent-style-name="Standard">
      <style:text-properties fo:font-size="12pt" fo:font-weight="normal" officeooo:rsid="0019b85c" officeooo:paragraph-rsid="0021c45b" style:font-size-asian="10.5pt" style:font-weight-asian="normal" style:font-size-complex="12pt" style:font-weight-complex="normal"/>
    </style:style>
    <style:style style:name="P16" style:family="paragraph" style:parent-style-name="Standard">
      <style:text-properties fo:font-size="12pt" fo:font-weight="normal" officeooo:rsid="001c30d6" officeooo:paragraph-rsid="001c30d6" style:font-size-asian="10.5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200b84" officeooo:paragraph-rsid="00200b84" style:font-size-asian="10.5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200b84" officeooo:paragraph-rsid="0021e21d" style:font-size-asian="10.5pt" style:font-weight-asian="normal" style:font-size-complex="12pt" style:font-weight-complex="normal"/>
    </style:style>
    <style:style style:name="P19" style:family="paragraph" style:parent-style-name="Standard">
      <style:text-properties fo:font-size="12pt" fo:font-weight="normal" officeooo:rsid="0023cdfc" officeooo:paragraph-rsid="0023cdfc" style:font-size-asian="10.5pt" style:font-weight-asian="normal" style:font-size-complex="12pt" style:font-weight-complex="normal"/>
    </style:style>
    <style:style style:name="P20" style:family="paragraph" style:parent-style-name="Standard">
      <style:text-properties fo:font-size="12pt" fo:font-weight="normal" officeooo:rsid="00260321" officeooo:paragraph-rsid="00260321" style:font-size-asian="10.5pt" style:font-weight-asian="normal" style:font-size-complex="12pt" style:font-weight-complex="normal"/>
    </style:style>
    <style:style style:name="P21" style:family="paragraph" style:parent-style-name="Standard">
      <style:text-properties fo:font-size="20pt" fo:font-weight="bold" officeooo:rsid="001715b0" officeooo:paragraph-rsid="001715b0" style:font-size-asian="20pt" style:font-weight-asian="bold" style:font-size-complex="20pt" style:font-weight-complex="bold"/>
    </style:style>
    <style:style style:name="P22" style:family="paragraph" style:parent-style-name="Standard">
      <style:text-properties fo:font-size="20pt" fo:font-weight="bold" officeooo:rsid="0021e21d" officeooo:paragraph-rsid="0021e21d" style:font-size-asian="20pt" style:font-weight-asian="bold" style:font-size-complex="20pt" style:font-weight-complex="bold"/>
    </style:style>
    <style:style style:name="P23" style:family="paragraph" style:parent-style-name="Standard">
      <style:text-properties officeooo:paragraph-rsid="0021e21d"/>
    </style:style>
    <style:style style:name="P24" style:family="paragraph" style:parent-style-name="Standard">
      <style:text-properties fo:font-size="12pt" fo:font-weight="bold" officeooo:rsid="001715b0" officeooo:paragraph-rsid="001715b0" style:font-size-asian="10.5pt" style:font-weight-asian="bold" style:font-size-complex="12pt" style:font-weight-complex="bold"/>
    </style:style>
    <style:style style:name="P25" style:family="paragraph" style:parent-style-name="Standard">
      <style:text-properties fo:font-size="12pt" fo:font-weight="bold" officeooo:rsid="0019b85c" officeooo:paragraph-rsid="0019b85c" style:font-size-asian="10.5pt" style:font-weight-asian="bold" style:font-size-complex="12pt" style:font-weight-complex="bold"/>
    </style:style>
    <style:style style:name="P26" style:family="paragraph" style:parent-style-name="Standard">
      <style:text-properties fo:font-size="12pt" fo:font-weight="bold" officeooo:rsid="0019b85c" officeooo:paragraph-rsid="001bd597" style:font-size-asian="10.5pt" style:font-weight-asian="bold" style:font-size-complex="12pt" style:font-weight-complex="bold"/>
    </style:style>
    <style:style style:name="P27" style:family="paragraph" style:parent-style-name="Standard">
      <style:text-properties fo:font-size="12pt" fo:font-weight="bold" officeooo:rsid="001ba18e" officeooo:paragraph-rsid="0019b85c" style:font-size-asian="10.5pt" style:font-weight-asian="bold" style:font-size-complex="12pt" style:font-weight-complex="bold"/>
    </style:style>
    <style:style style:name="P28" style:family="paragraph" style:parent-style-name="Standard">
      <style:text-properties fo:font-size="12pt" fo:font-weight="bold" officeooo:rsid="001ba18e" officeooo:paragraph-rsid="001bd597" style:font-size-asian="10.5pt" style:font-weight-asian="bold" style:font-size-complex="12pt" style:font-weight-complex="bold"/>
    </style:style>
    <style:style style:name="P29" style:family="paragraph" style:parent-style-name="Standard">
      <style:text-properties fo:font-size="12pt" fo:font-weight="bold" officeooo:rsid="00200b84" officeooo:paragraph-rsid="00200b84" style:font-size-asian="10.5pt" style:font-weight-asian="bold" style:font-size-complex="12pt" style:font-weight-complex="bold"/>
    </style:style>
    <style:style style:name="P30" style:family="paragraph" style:parent-style-name="Standard">
      <style:text-properties fo:font-size="12pt" fo:font-weight="bold" officeooo:rsid="0021e21d" officeooo:paragraph-rsid="00200b84" style:font-size-asian="10.5pt" style:font-weight-asian="bold" style:font-size-complex="12pt" style:font-weight-complex="bold"/>
    </style:style>
    <style:style style:name="P31" style:family="paragraph" style:parent-style-name="Standard">
      <style:text-properties fo:font-size="12pt" fo:font-weight="bold" officeooo:rsid="0023cdfc" officeooo:paragraph-rsid="0023cdfc" style:font-size-asian="10.5pt" style:font-weight-asian="bold" style:font-size-complex="12pt" style:font-weight-complex="bold"/>
    </style:style>
    <style:style style:name="P32" style:family="paragraph" style:parent-style-name="Standard">
      <style:text-properties fo:font-size="12pt" fo:font-weight="normal" officeooo:rsid="0029569c" officeooo:paragraph-rsid="0029569c" style:font-size-asian="10.5pt" style:font-weight-asian="normal" style:font-size-complex="12pt" style:font-weight-complex="normal"/>
    </style:style>
    <style:style style:name="P33" style:family="paragraph" style:parent-style-name="Standard">
      <style:text-properties fo:font-size="12pt" fo:font-weight="normal" officeooo:rsid="002dc623" officeooo:paragraph-rsid="002dc623" style:font-size-asian="10.5pt" style:font-weight-asian="normal" style:font-size-complex="12pt" style:font-weight-complex="normal"/>
    </style:style>
    <style:style style:name="P34" style:family="paragraph" style:parent-style-name="Standard">
      <style:text-properties fo:font-size="12pt" fo:font-weight="normal" officeooo:rsid="002dc623" officeooo:paragraph-rsid="002eed27" style:font-size-asian="10.5pt" style:font-weight-asian="normal" style:font-size-complex="12pt" style:font-weight-complex="normal"/>
    </style:style>
    <style:style style:name="P35" style:family="paragraph" style:parent-style-name="Standard">
      <style:text-properties fo:font-size="12pt" fo:font-weight="normal" officeooo:rsid="00304018" officeooo:paragraph-rsid="00304018" style:font-size-asian="10.5pt" style:font-weight-asian="normal" style:font-size-complex="12pt" style:font-weight-complex="normal"/>
    </style:style>
    <style:style style:name="P36" style:family="paragraph" style:parent-style-name="Standard">
      <style:text-properties fo:font-size="12pt" fo:font-weight="normal" officeooo:rsid="00304018" officeooo:paragraph-rsid="003167a9" style:font-size-asian="10.5pt" style:font-weight-asian="normal" style:font-size-complex="12pt" style:font-weight-complex="normal"/>
    </style:style>
    <style:style style:name="P37" style:family="paragraph" style:parent-style-name="Standard">
      <style:text-properties fo:font-size="16pt" fo:font-weight="bold" officeooo:rsid="0021e21d" officeooo:paragraph-rsid="0023cdfc" style:font-size-asian="16pt" style:font-weight-asian="bold" style:font-size-complex="16pt" style:font-weight-complex="bold"/>
    </style:style>
    <style:style style:name="P38" style:family="paragraph" style:parent-style-name="Standard">
      <style:text-properties fo:font-size="16pt" fo:font-weight="bold" officeooo:rsid="0029569c" officeooo:paragraph-rsid="0029569c" style:font-size-asian="16pt" style:font-weight-asian="bold" style:font-size-complex="16pt" style:font-weight-complex="bold"/>
    </style:style>
    <style:style style:name="P39" style:family="paragraph" style:parent-style-name="Standard">
      <style:text-properties fo:font-size="16pt" fo:font-weight="bold" officeooo:rsid="002dc623" officeooo:paragraph-rsid="002dc623" style:font-size-asian="14pt" style:font-weight-asian="bold" style:font-size-complex="16pt" style:font-weight-complex="bold"/>
    </style:style>
    <style:style style:name="P40" style:family="paragraph" style:parent-style-name="Standard">
      <style:text-properties fo:font-size="16pt" fo:font-weight="bold" officeooo:rsid="002dc623" officeooo:paragraph-rsid="002eed27" style:font-size-asian="14pt" style:font-weight-asian="bold" style:font-size-complex="16pt" style:font-weight-complex="bold"/>
    </style:style>
    <style:style style:name="P41" style:family="paragraph" style:parent-style-name="Standard">
      <style:text-properties fo:font-size="16pt" fo:font-weight="bold" officeooo:rsid="002dc623" officeooo:paragraph-rsid="00304018" style:font-size-asian="14pt" style:font-weight-asian="bold" style:font-size-complex="16pt" style:font-weight-complex="bold"/>
    </style:style>
    <style:style style:name="T1" style:family="text">
      <style:text-properties officeooo:rsid="001715b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9b85c" style:font-weight-asian="bold" style:font-weight-complex="bold"/>
    </style:style>
    <style:style style:name="T4" style:family="text">
      <style:text-properties fo:font-weight="bold" officeooo:rsid="001ba18e" style:font-weight-asian="bold" style:font-weight-complex="bold"/>
    </style:style>
    <style:style style:name="T5" style:family="text">
      <style:text-properties fo:font-weight="bold" officeooo:rsid="0021e21d" style:font-weight-asian="bold" style:font-weight-complex="bold"/>
    </style:style>
    <style:style style:name="T6" style:family="text">
      <style:text-properties fo:font-weight="bold" officeooo:rsid="002ae8d3" style:font-weight-asian="bold" style:font-weight-complex="bold"/>
    </style:style>
    <style:style style:name="T7" style:family="text">
      <style:text-properties fo:font-weight="bold" officeooo:rsid="002c78c9" style:font-weight-asian="bold" style:font-weight-complex="bold"/>
    </style:style>
    <style:style style:name="T8" style:family="text">
      <style:text-properties fo:font-weight="bold" officeooo:rsid="003167a9" style:font-weight-asian="bold" style:font-weight-complex="bold"/>
    </style:style>
    <style:style style:name="T9" style:family="text">
      <style:text-properties fo:font-weight="bold" officeooo:rsid="003220c4" style:font-weight-asian="bold" style:font-weight-complex="bold"/>
    </style:style>
    <style:style style:name="T10" style:family="text">
      <style:text-properties officeooo:rsid="0017697a"/>
    </style:style>
    <style:style style:name="T11" style:family="text">
      <style:text-properties officeooo:rsid="00195734"/>
    </style:style>
    <style:style style:name="T12" style:family="text">
      <style:text-properties fo:font-size="12pt" fo:font-weight="normal" officeooo:rsid="00200b84" style:font-size-asian="10.5pt" style:font-weight-asian="normal" style:font-size-complex="12pt" style:font-weight-complex="normal"/>
    </style:style>
    <style:style style:name="T13" style:family="text">
      <style:text-properties fo:font-size="12pt" fo:font-weight="normal" officeooo:rsid="0021e21d" style:font-size-asian="10.5pt" style:font-weight-asian="normal" style:font-size-complex="12pt" style:font-weight-complex="normal"/>
    </style:style>
    <style:style style:name="T14" style:family="text">
      <style:text-properties officeooo:rsid="001ba18e"/>
    </style:style>
    <style:style style:name="T15" style:family="text">
      <style:text-properties officeooo:rsid="001bd597"/>
    </style:style>
    <style:style style:name="T16" style:family="text">
      <style:text-properties officeooo:rsid="0021e21d"/>
    </style:style>
    <style:style style:name="T17" style:family="text">
      <style:text-properties officeooo:rsid="0024bbdc"/>
    </style:style>
    <style:style style:name="T18" style:family="text">
      <style:text-properties officeooo:rsid="002ae8d3"/>
    </style:style>
    <style:style style:name="T19" style:family="text">
      <style:text-properties officeooo:rsid="002c78c9"/>
    </style:style>
    <style:style style:name="T20" style:family="text">
      <style:text-properties officeooo:rsid="002eed27"/>
    </style:style>
    <style:style style:name="T21" style:family="text">
      <style:text-properties officeooo:rsid="00304018"/>
    </style:style>
    <style:style style:name="T22" style:family="text">
      <style:text-properties officeooo:rsid="003167a9"/>
    </style:style>
    <style:style style:name="T23" style:family="text">
      <style:text-properties officeooo:rsid="003220c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Server ESP</text:p>
      <text:p text:style-name="P7">Detalhamento das urls do servidor.</text:p>
      <text:p text:style-name="P7"/>
      <text:p text:style-name="P21">Logs:</text:p>
      <text:p text:style-name="P1"/>
      <text:p text:style-name="P4">POST /acionamento:</text:p>
      <text:p text:style-name="P7">A enviar:</text:p>
      <text:p text:style-name="P7"><text:tab/><text:span text:style-name="T2">Headers:</text:span></text:p>
      <text:p text:style-name="P7"><text:span text:style-name="T2"><text:tab/><text:tab/></text:span>portariaID:</text:p>
      <text:p text:style-name="P7"><text:tab/><text:tab/><text:tab/>String de tamanho 3 com o identificador da portaria.</text:p>
      <text:p text:style-name="P7"><text:tab/><text:tab/>x-auth:</text:p>
      <text:p text:style-name="P7"><text:tab/><text:tab/><text:tab/>Token JWT de acesso da portaria.</text:p>
      <text:p text:style-name="P7"><text:span text:style-name="T2"><text:tab/>Body</text:span><text:span text:style-name="T3">(JSON)</text:span><text:span text:style-name="T2">: </text:span></text:p>
      <text:p text:style-name="P7"><text:span text:style-name="T2"><text:tab/><text:tab/></text:span>evento:</text:p>
      <text:p text:style-name="P7"><text:tab/><text:tab/><text:tab/><text:span text:style-name="T10">Valor numérico referente ao evento a ser salvado.</text:span></text:p>
      <text:p text:style-name="P7"><text:tab/><text:tab/><text:tab/><text:span text:style-name="T10">0: Desliga</text:span></text:p>
      <text:p text:style-name="P7"><text:tab/><text:tab/><text:tab/><text:span text:style-name="T10">1: Suspeita</text:span></text:p>
      <text:p text:style-name="P7"><text:tab/><text:tab/><text:tab/><text:span text:style-name="T10">2: Ocorrência</text:span></text:p>
      <text:p text:style-name="P7"><text:tab/><text:tab/><text:tab/><text:span text:style-name="T10">3: Ack</text:span></text:p>
      <text:p text:style-name="P24"/>
      <text:p text:style-name="P7">A receber:</text:p>
      <text:p text:style-name="P7"><text:tab/><text:span text:style-name="T2">Headers: -</text:span></text:p>
      <text:p text:style-name="P11"><text:span text:style-name="T2"><text:tab/>Body</text:span><text:span text:style-name="T3">(JSON)</text:span><text:span text:style-name="T2">:</text:span></text:p>
      <text:p text:style-name="P7"><text:span text:style-name="T2"><text:tab/><text:tab/></text:span><text:span text:style-name="T11">Log salvo:</text:span></text:p>
      <text:p text:style-name="P7"><text:tab/><text:tab/><text:tab/><text:span text:style-name="T11">Objeto de log que foi salvo no servidor contendo os seguintes atributos:</text:span></text:p>
      <text:p text:style-name="P7"><text:tab/><text:tab/><text:tab/><text:span text:style-name="T11">portariaID:</text:span></text:p>
      <text:p text:style-name="P8"><text:tab/><text:tab/><text:tab/><text:tab/>String de tamanho 3 com o identificador da portaria.</text:p>
      <text:p text:style-name="P8"><text:tab/><text:tab/><text:tab/><text:span text:style-name="T11">createdAt:</text:span></text:p>
      <text:p text:style-name="P8"><text:tab/><text:tab/><text:tab/><text:tab/><text:span text:style-name="T11">Timestamp gerado pela biblioteca moment.</text:span></text:p>
      <text:p text:style-name="P8"><text:tab/><text:tab/><text:tab/><text:span text:style-name="T11">evento:</text:span></text:p>
      <text:p text:style-name="P8"><text:tab/><text:tab/><text:tab/><text:tab/><text:span text:style-name="T11">Valor numérico referente ao evento a ser salvado.</text:span></text:p>
      <text:p text:style-name="P8"><text:tab/><text:tab/><text:tab/><text:tab/><text:span text:style-name="T10">0: Desliga</text:span></text:p>
      <text:p text:style-name="P8"><text:tab/><text:tab/><text:tab/><text:tab/><text:span text:style-name="T10">1: Suspeita</text:span></text:p>
      <text:p text:style-name="P8"><text:tab/><text:tab/><text:tab/><text:tab/><text:span text:style-name="T10">2: Ocorrência</text:span></text:p>
      <text:p text:style-name="P8"><text:tab/><text:tab/><text:tab/><text:tab/><text:span text:style-name="T10">3: Ack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3">GET /<text:span text:style-name="T15">ocorrencia</text:span>:</text:p>
      <text:p text:style-name="P12">A enviar:</text:p>
      <text:p text:style-name="P12"><text:tab/><text:span text:style-name="T2">Headers:</text:span></text:p>
      <text:p text:style-name="P13"><text:span text:style-name="T2"><text:tab/><text:tab/></text:span><text:span text:style-name="T1">portariaID:</text:span></text:p>
      <text:p text:style-name="P9"><text:tab/><text:tab/><text:tab/>String de tamanho 3 com o identificador da portaria.</text:p>
      <text:p text:style-name="P9"><text:tab/><text:tab/>x-auth:</text:p>
      <text:p text:style-name="P9"><text:tab/><text:tab/><text:tab/>Token JWT de acesso da portaria.</text:p>
      <text:p text:style-name="P25"><text:tab/>Body(JSON): -</text:p>
      <text:p text:style-name="P25"/>
      <text:p text:style-name="P12">A receber:</text:p>
      <text:p text:style-name="P12"><text:tab/><text:span text:style-name="T4">Headers: -</text:span></text:p>
      <text:p text:style-name="P27"><text:tab/>Body(JSON): </text:p>
      <text:p text:style-name="P12"><text:span text:style-name="T4"><text:tab/><text:tab/></text:span><text:span text:style-name="T14">Array contendo as portarias que foram acionadas pelo evento de ocorrência, formatas <text:tab/><text:tab/>como:</text:span></text:p>
      <text:p text:style-name="P12"><text:tab/><text:tab/><text:tab/><text:span text:style-name="T14">portariaID: </text:span></text:p>
      <text:p text:style-name="P13"><text:tab/><text:tab/><text:tab/><text:tab/><text:span text:style-name="T1">String de tamanho 3 com o identificador da portaria.</text:span></text:p>
      <text:p text:style-name="P13"><text:tab/><text:tab/><text:tab/><text:span text:style-name="T14">CreatedAt: </text:span></text:p>
      <text:p text:style-name="P13"><text:tab/><text:tab/><text:tab/><text:tab/><text:span text:style-name="T14">Timestamp formatado no formato HH:MM:SS, DD/MM/AAA.</text:span></text:p>
      <text:p text:style-name="P12"/>
      <text:p text:style-name="P16"/>
      <text:p text:style-name="P16"/>
      <text:p text:style-name="P5">GET /suspeita:</text:p>
      <text:p text:style-name="P14">A enviar:</text:p>
      <text:p text:style-name="P14"><text:tab/><text:span text:style-name="T2">Headers:</text:span></text:p>
      <text:p text:style-name="P14"><text:span text:style-name="T2"><text:tab/><text:tab/></text:span><text:span text:style-name="T1">portariaID:</text:span></text:p>
      <text:p text:style-name="P10"><text:tab/><text:tab/><text:tab/>String de tamanho 3 com o identificador da portaria.</text:p>
      <text:p text:style-name="P10"><text:tab/><text:tab/>x-auth:</text:p>
      <text:p text:style-name="P10"><text:tab/><text:tab/><text:tab/>Token JWT de acesso da portaria.</text:p>
      <text:p text:style-name="P26"><text:tab/>Body(JSON): -</text:p>
      <text:p text:style-name="P26"/>
      <text:p text:style-name="P14">A receber:</text:p>
      <text:p text:style-name="P14"><text:tab/><text:span text:style-name="T4">Headers: -</text:span></text:p>
      <text:p text:style-name="P28"><text:tab/>Body(JSON): </text:p>
      <text:p text:style-name="P14"><text:span text:style-name="T4"><text:tab/><text:tab/></text:span><text:span text:style-name="T14">Array contendo as portarias que foram acionadas pelo evento de suspeita, formatas <text:tab/><text:tab/>como:</text:span></text:p>
      <text:p text:style-name="P14"><text:tab/><text:tab/><text:tab/><text:span text:style-name="T14">portariaID: </text:span></text:p>
      <text:p text:style-name="P14"><text:tab/><text:tab/><text:tab/><text:tab/><text:span text:style-name="T1">String de tamanho 3 com o identificador da portaria.</text:span></text:p>
      <text:p text:style-name="P14"><text:tab/><text:tab/><text:tab/><text:span text:style-name="T14">CreatedAt: </text:span></text:p>
      <text:p text:style-name="P15"><text:tab/><text:tab/><text:tab/><text:tab/><text:span text:style-name="T14">Timestamp formatado no formato HH:MM:SS, DD/MM/AAA.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2">GET /alllogs:</text:p>
      <text:p text:style-name="P17">A enviar:</text:p>
      <text:p text:style-name="P17"><text:tab/><text:span text:style-name="T2">Headers:</text:span></text:p>
      <text:p text:style-name="P17"><text:span text:style-name="T2"><text:tab/><text:tab/></text:span><text:span text:style-name="T16">x-auth:</text:span></text:p>
      <text:p text:style-name="P18"><text:tab/><text:tab/><text:tab/><text:span text:style-name="T1">Token JWT de acesso da portaria gênesis.</text:span></text:p>
      <text:p text:style-name="P17"><text:tab/><text:tab/></text:p>
      <text:p text:style-name="P29"><text:tab/>Body(JSON): -</text:p>
      <text:p text:style-name="P17">A receber:</text:p>
      <text:p text:style-name="P17"><text:tab/><text:span text:style-name="T5">Headers: -</text:span></text:p>
      <text:p text:style-name="P30"><text:tab/>Body(JSON):</text:p>
      <text:p text:style-name="P17"><text:span text:style-name="T5"><text:tab/><text:tab/></text:span><text:span text:style-name="T16">Array contendo todos os acionamentos de todas as portarias, formatados como:</text:span></text:p>
      <text:p text:style-name="P17"><text:tab/><text:tab/><text:tab/><text:span text:style-name="T16">portariaID:</text:span></text:p>
      <text:p text:style-name="P18"><text:tab/><text:tab/><text:tab/><text:tab/><text:span text:style-name="T1">String de tamanho 3 com o identificador da portaria.</text:span></text:p>
      <text:p text:style-name="P17"><text:tab/><text:tab/><text:tab/><text:span text:style-name="T16">data:</text:span></text:p>
      <text:p text:style-name="P18"><text:tab/><text:tab/><text:tab/><text:tab/><text:span text:style-name="T14">Timestamp formatado no formato HH:MM:SS, DD/MM/AAA.</text:span></text:p>
      <text:p text:style-name="P17"><text:tab/><text:tab/><text:tab/><text:span text:style-name="T16">evento:</text:span></text:p>
      <text:p text:style-name="P18"><text:tab/><text:tab/><text:tab/><text:tab/><text:span text:style-name="T16">String referente ao evento, formatado como:</text:span></text:p>
      <text:p text:style-name="P18"><text:tab/><text:tab/><text:tab/><text:tab/><text:tab/><text:span text:style-name="T16">D: Desligamento</text:span></text:p>
      <text:p text:style-name="P18"><text:tab/><text:tab/><text:tab/><text:tab/><text:tab/><text:span text:style-name="T16">S: Suspeita</text:span></text:p>
      <text:p text:style-name="P18"><text:tab/><text:tab/><text:tab/><text:tab/><text:tab/><text:span text:style-name="T16">O: Ocorrência</text:span><text:tab/></text:p>
      <text:p text:style-name="P23"><text:span text:style-name="T12"><text:tab/><text:tab/><text:tab/><text:tab/><text:tab/></text:span><text:span text:style-name="T13">Ack: Acknowledgement</text:span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22">Portarias:</text:p>
      <text:p text:style-name="P22"/>
      <text:p text:style-name="P6">POST /portariagenesis:</text:p>
      <text:p text:style-name="P19">A enviar:</text:p>
      <text:p text:style-name="P19"><text:tab/><text:span text:style-name="T2">Headers: -</text:span></text:p>
      <text:p text:style-name="P31"><text:tab/>Body(JSON):</text:p>
      <text:p text:style-name="P19"><text:span text:style-name="T2"><text:tab/><text:tab/></text:span>pass:</text:p>
      <text:p text:style-name="P19"><text:tab/><text:tab/><text:tab/>Senha já existente dentro do servidor, utilizada somente para gerar a portaria <text:tab/><text:tab/><text:tab/>gênesis</text:p>
      <text:p text:style-name="P19"><text:tab/><text:tab/><text:tab/></text:p>
      <text:p text:style-name="P19"><text:tab/><text:tab/>senha:</text:p>
      <text:p text:style-name="P19"><text:tab/><text:tab/><text:tab/>Senha para realizar login da portaria gênesis.</text:p>
      <text:p text:style-name="P19"/>
      <text:p text:style-name="P19">A receber:</text:p>
      <text:p text:style-name="P19"><text:tab/><text:span text:style-name="T2">Headers: -</text:span></text:p>
      <text:p text:style-name="P19"><text:span text:style-name="T2"><text:tab/>Body(JSON): </text:span><text:s/></text:p>
      <text:p text:style-name="P19"><text:tab/><text:tab/><text:span text:style-name="T17">portariaID:</text:span></text:p>
      <text:p text:style-name="P19"><text:tab/><text:tab/><text:tab/><text:span text:style-name="T17">Retorna o ID da portaria gênesis.</text:span></text:p>
      <text:p text:style-name="P20">Obs.: Este método é utilizado somente uma vez, pois depois que criar a portaria gênesis, o servidor bloqueia a criação de uma nova portaria gênesis.</text:p>
      <text:p text:style-name="P37"/>
      <text:p text:style-name="P38">POST /portaria:</text:p>
      <text:p text:style-name="P32">A enviar:</text:p>
      <text:p text:style-name="P32"><text:tab/><text:span text:style-name="T2">Headers:</text:span></text:p>
      <text:p text:style-name="P32"><text:span text:style-name="T2"><text:tab/><text:tab/></text:span>x-auth: </text:p>
      <text:p text:style-name="P32"><text:span text:style-name="T1"><text:tab/><text:tab/><text:tab/>Token JWT de acesso da portaria gênesis.</text:span></text:p>
      <text:p text:style-name="P32"><text:tab/><text:span text:style-name="T6">Body(JSON):</text:span></text:p>
      <text:p text:style-name="P32"><text:span text:style-name="T6"><text:tab/><text:tab/></text:span><text:span text:style-name="T18">portariaID:</text:span></text:p>
      <text:p text:style-name="P32"><text:tab/><text:tab/><text:tab/><text:span text:style-name="T18">String de identificação da portaria que será cadastrada.</text:span></text:p>
      <text:p text:style-name="P32"><text:tab/><text:tab/><text:span text:style-name="T18">senha:</text:span></text:p>
      <text:p text:style-name="P32"><text:tab/><text:tab/><text:tab/><text:span text:style-name="T18">Senha de acesso da portaria que será cadastrada.</text:span></text:p>
      <text:p text:style-name="P32"><text:tab/><text:tab/><text:span text:style-name="T18">subordinados:</text:span></text:p>
      <text:p text:style-name="P32"><text:tab/><text:tab/><text:tab/><text:span text:style-name="T18">Vetor de strings contendo os identificadores das portarias que serão <text:tab/><text:tab/><text:tab/><text:tab/>subordinadas a portaria que está sendo cadastrada.</text:span><text:tab/></text:p>
      <text:p text:style-name="P32">A receber:</text:p>
      <text:p text:style-name="P32"><text:tab/><text:span text:style-name="T7">Headers: -</text:span></text:p>
      <text:p text:style-name="P32"><text:span text:style-name="T7"><text:tab/>Body(JSON):</text:span></text:p>
      <text:p text:style-name="P32"><text:span text:style-name="T7"><text:tab/><text:tab/></text:span><text:span text:style-name="T19">portariaID:</text:span></text:p>
      <text:p text:style-name="P32"><text:tab/><text:tab/><text:tab/><text:span text:style-name="T19">String de identificação da portaria que foi cadastrada</text:span></text:p>
      <text:p text:style-name="P32"><text:tab/><text:tab/><text:span text:style-name="T19">subordinados:</text:span></text:p>
      <text:p text:style-name="P32"><text:tab/><text:tab/><text:tab/><text:span text:style-name="T19">Vetor de strings contendo os identificadores das portarias subordinadas a <text:tab/><text:tab/><text:tab/><text:tab/>portaria cadastrada.</text:span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9"><text:soft-page-break/>GET /portarias:</text:p>
      <text:p text:style-name="P33">A enviar:</text:p>
      <text:p text:style-name="P33"><text:tab/><text:span text:style-name="T2">Headers:</text:span></text:p>
      <text:p text:style-name="P33"><text:span text:style-name="T2"><text:tab/><text:tab/></text:span>x-auth:</text:p>
      <text:p text:style-name="P33"><text:tab/><text:tab/><text:tab/><text:span text:style-name="T1">Token JWT de acesso da portaria gênesis.</text:span></text:p>
      <text:p text:style-name="P33"><text:span text:style-name="T2"><text:tab/>Body(JSON): -</text:span></text:p>
      <text:p text:style-name="P33">A receber:</text:p>
      <text:p text:style-name="P33"><text:tab/><text:span text:style-name="T2">Headers: -</text:span></text:p>
      <text:p text:style-name="P33"><text:span text:style-name="T2"><text:tab/>Body(JSON):</text:span></text:p>
      <text:p text:style-name="P33"><text:span text:style-name="T2"><text:tab/><text:tab/></text:span>Array de objetos contendo todas as portarias cadastradas no servidor.</text:p>
      <text:p text:style-name="P33"/>
      <text:p text:style-name="P40"><text:span text:style-name="T20">POST</text:span> /portaria/<text:span text:style-name="T20">login</text:span>:</text:p>
      <text:p text:style-name="P34">A enviar:</text:p>
      <text:p text:style-name="P34"><text:tab/><text:span text:style-name="T2">Headers: -</text:span></text:p>
      <text:p text:style-name="P34"><text:span text:style-name="T2"><text:tab/>Body(JSON): </text:span></text:p>
      <text:p text:style-name="P34"><text:tab/><text:tab/><text:span text:style-name="T20">portariaID:</text:span></text:p>
      <text:p text:style-name="P34"><text:tab/><text:tab/><text:tab/><text:span text:style-name="T20">String de identificador da portaria que deseja logar-se.</text:span></text:p>
      <text:p text:style-name="P34"><text:tab/><text:tab/><text:span text:style-name="T20">senha:</text:span></text:p>
      <text:p text:style-name="P34"><text:tab/><text:tab/><text:tab/><text:span text:style-name="T20">Senha de tamanho mínimo de 6 da portaria que deseja logar-se.</text:span><text:tab/></text:p>
      <text:p text:style-name="P34">A receber:</text:p>
      <text:p text:style-name="P34"><text:tab/><text:span text:style-name="T2">Headers: </text:span></text:p>
      <text:p text:style-name="P34"><text:span text:style-name="T2"><text:tab/><text:tab/></text:span><text:span text:style-name="T20">x-auth:</text:span></text:p>
      <text:p text:style-name="P34"><text:tab/><text:tab/><text:tab/><text:span text:style-name="T20">Token JWT de acesso da portaria que realizou o login.</text:span></text:p>
      <text:p text:style-name="P34"><text:span text:style-name="T2"><text:tab/>Body(JSON):</text:span></text:p>
      <text:p text:style-name="P34"><text:span text:style-name="T2"><text:tab/><text:tab/></text:span><text:span text:style-name="T20">portariaID:</text:span></text:p>
      <text:p text:style-name="P34"><text:tab/><text:tab/><text:tab/><text:span text:style-name="T20">String de identificação da portaria que fez o login.</text:span></text:p>
      <text:p text:style-name="P34"><text:tab/><text:tab/><text:span text:style-name="T20">subordinados:</text:span></text:p>
      <text:p text:style-name="P34"><text:tab/><text:tab/><text:tab/><text:span text:style-name="T20">Array de strings contendo todas as portarias subordinadas a portaria que fez o <text:tab/><text:tab/><text:tab/>login.</text:span></text:p>
      <text:p text:style-name="P34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><text:soft-page-break/><text:span text:style-name="T21">PATCH</text:span> /portaria<text:span text:style-name="T21">/subordinados</text:span>:</text:p>
      <text:p text:style-name="P35">A enviar:</text:p>
      <text:p text:style-name="P35"><text:tab/><text:span text:style-name="T8">Headers:</text:span></text:p>
      <text:p text:style-name="P35"><text:span text:style-name="T8"><text:tab/><text:tab/></text:span><text:span text:style-name="T22">x-auth:</text:span></text:p>
      <text:p text:style-name="P36"><text:tab/><text:tab/><text:tab/><text:span text:style-name="T1">Token JWT de acesso da portaria gênesis.</text:span></text:p>
      <text:p text:style-name="P35"><text:span text:style-name="T8"><text:tab/>Body(JSON):</text:span></text:p>
      <text:p text:style-name="P35"><text:span text:style-name="T8"><text:tab/><text:tab/></text:span><text:span text:style-name="T22">portariaID:</text:span></text:p>
      <text:p text:style-name="P35"><text:tab/><text:tab/><text:tab/><text:span text:style-name="T22">String de identificação da portaria a ser modificado os subordinados.</text:span></text:p>
      <text:p text:style-name="P35"><text:tab/><text:tab/><text:span text:style-name="T22">novosSubordinados:</text:span></text:p>
      <text:p text:style-name="P35"><text:tab/><text:tab/><text:tab/><text:span text:style-name="T22">Vetor contendo as portarias que serão manipuladas pelo servidor</text:span></text:p>
      <text:p text:style-name="P35"><text:tab/><text:tab/><text:span text:style-name="T22">op:</text:span></text:p>
      <text:p text:style-name="P35"><text:tab/><text:tab/><text:tab/><text:span text:style-name="T22">Valor numérico para identificar o tipo de operação a ser realizada, sendo ela:</text:span></text:p>
      <text:p text:style-name="P35"><text:tab/><text:tab/><text:tab/><text:span text:style-name="T22">0: Deleta as portarias no campo de subordinados da portariaID que foram <text:tab/><text:tab/><text:tab/>passados na variável novosSubordinados.</text:span></text:p>
      <text:p text:style-name="P36"><text:tab/><text:tab/><text:tab/><text:span text:style-name="T22">1: Adiciona as portarias no campo de subordinados da portariaID que foram <text:tab/><text:tab/><text:tab/>passadas na variável novosSubordinados.</text:span></text:p>
      <text:p text:style-name="P35">A receber:</text:p>
      <text:p text:style-name="P36"><text:tab/><text:span text:style-name="T8">Headers: -</text:span></text:p>
      <text:p text:style-name="P36"><text:span text:style-name="T8"><text:tab/>Body(JSON):</text:span></text:p>
      <text:p text:style-name="P36"><text:span text:style-name="T8"><text:tab/><text:tab/></text:span><text:span text:style-name="T23">portariaID:</text:span></text:p>
      <text:p text:style-name="P36"><text:tab/><text:tab/><text:tab/><text:span text:style-name="T23">String de identificação da portaria que foi atualizado seus subordinados.</text:span></text:p>
      <text:p text:style-name="P36"><text:tab/><text:tab/><text:span text:style-name="T23">subordinados:</text:span></text:p>
      <text:p text:style-name="P36"><text:tab/><text:tab/><text:tab/><text:span text:style-name="T23">Array de portarias atualizado após a operação de PATCH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3T16:08:04.646028696</meta:creation-date>
    <dc:date>2018-10-04T14:43:55.740609301</dc:date>
    <meta:editing-duration>PT1H18M10S</meta:editing-duration>
    <meta:editing-cycles>27</meta:editing-cycles>
    <meta:generator>LibreOffice/5.1.6.2$Linux_X86_64 LibreOffice_project/10m0$Build-2</meta:generator>
    <meta:document-statistic meta:table-count="0" meta:image-count="0" meta:object-count="0" meta:page-count="6" meta:paragraph-count="168" meta:word-count="630" meta:character-count="4536" meta:non-whitespace-character-count="3710"/>
  </office:meta>
</office:document-meta>
</file>